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style:writing-mod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itle">
      <style:text-properties officeooo:rsid="000b0e52" officeooo:paragraph-rsid="000b0e52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<text:line-break/><text:line-break/><text:line-break/><text:line-break/>ALYX<text:line-break/><text:line-break/>ARTIFICIAL SENTIENCE<text:line-break/><text:line-break/>RELEASE 1.0<text:line-break/><text:line-break/><text:line-break/><text:line-break/><text:line-break/>DOCUMENTATION</text:p>
      <text:h text:style-name="P2" text:outline-level="2">Emotion</text:h>
      <text:p text:style-name="P1"/>
      <text:p text:style-name="P1">When the Mind creates a new Idea, it associates no emotions with that Idea. Thus, all emotional parameter values are 0, or neutral.</text:p>
      <text:p text:style-name="P1"/>
      <text:p text:style-name="P1">Over time, emotions are added to the Idea, and their values are updated based on sensory feedback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22:44:54.779000000</meta:creation-date>
    <dc:date>2015-11-09T22:47:19.799000000</dc:date>
    <meta:editing-duration>PT2M26S</meta:editing-duration>
    <meta:editing-cycles>1</meta:editing-cycles>
    <meta:document-statistic meta:table-count="0" meta:image-count="0" meta:object-count="0" meta:page-count="2" meta:paragraph-count="4" meta:word-count="47" meta:character-count="298" meta:non-whitespace-character-count="244"/>
    <meta:generator>LibreOffice/4.4.4.3$Windows_x86 LibreOffice_project/2c39ebcf046445232b798108aa8a7e7d89552ea8</meta:generator>
  </office:meta>
</office:document-meta>
</file>